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yPagenumberZeroTest">
      <style:paragraph-properties style:page-number="0" fo:break-before="auto" fo:break-after="auto"/>
    </style:style>
    <style:style style:name="P4" style:family="paragraph" style:parent-style-name="Standard" style:master-page-name="Landscape">
      <style:paragraph-properties style:page-number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es soll Seite 0 werden.</text:p>
      <text:p text:style-name="P1"><text:page-number text:select-page="current">0</text:page-number></text:p>
      <text:p text:style-name="P2">Und hier wird automatisch weitergezählt.</text:p>
      <text:p text:style-name="P1"><text:page-number text:select-page="current">1</text:page-number></text:p>
      <text:p text:style-name="P4">Hier sollte die Gesamtzahl nicht größer werden.</text:p>
      <text:p text:style-name="P1"><text:page-number text:select-page="current">0</text:page-number></text:p>
      <text:p text:style-name="P2">End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4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MyPagenumberZeroTest" style:page-layout-name="Mpm2">
      <style:header>
        <text:p text:style-name="Header">Seite <text:page-number text:select-page="current">1</text:page-number><text:s/>von <text:page-count>4</text:page-count></text:p>
      </style:header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>
      <style:header>
        <text:p text:style-name="Header">Seite <text:page-number text:select-page="current">1</text:page-number><text:s/>von <text:page-count>4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7T09:53:32.262000000</meta:creation-date>
    <dc:date>2020-08-05T10:32:14.819000000</dc:date>
    <dc:creator>Regina Henschel</dc:creator>
    <meta:editing-duration>PT14M3S</meta:editing-duration>
    <meta:editing-cycles>4</meta:editing-cycles>
    <meta:generator>B_diverses/7.1.0.0.alpha0$Windows_X86_64 LibreOffice_project/12b966bd73a33b2a3d583e968c392f63a5d1f3a6</meta:generator>
    <meta:document-statistic meta:table-count="0" meta:image-count="0" meta:object-count="0" meta:page-count="4" meta:paragraph-count="9" meta:word-count="29" meta:character-count="145" meta:non-whitespace-character-count="125"/>
  </office:meta>
</office:document-meta>
</file>